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1c4d04" officeooo:paragraph-rsid="003e4092" fo:background-color="transparent"/>
    </style:style>
    <style:style style:name="P12" style:family="paragraph" style:parent-style-name="Standard">
      <style:paragraph-properties fo:text-align="start" style:justify-single-word="false"/>
      <style:text-properties officeooo:rsid="00249d46" officeooo:paragraph-rsid="00249d46" fo:background-color="transparent"/>
    </style:style>
    <style:style style:name="P13" style:family="paragraph" style:parent-style-name="Standard">
      <style:paragraph-properties fo:text-align="start" style:justify-single-word="false"/>
      <style:text-properties officeooo:rsid="002605f8" officeooo:paragraph-rsid="001c4d04" fo:background-color="transparent"/>
    </style:style>
    <style:style style:name="P14" style:family="paragraph" style:parent-style-name="Standard">
      <style:paragraph-properties fo:text-align="start" style:justify-single-word="false"/>
      <style:text-properties officeooo:rsid="002d8f69" officeooo:paragraph-rsid="0038433c" fo:background-color="transparent"/>
    </style:style>
    <style:style style:name="P15" style:family="paragraph" style:parent-style-name="Standard">
      <style:paragraph-properties fo:text-align="start" style:justify-single-word="false"/>
      <style:text-properties officeooo:rsid="002d8f69" officeooo:paragraph-rsid="002d8f69" fo:background-color="transparent"/>
    </style:style>
    <style:style style:name="P16" style:family="paragraph" style:parent-style-name="Standard">
      <style:paragraph-properties fo:text-align="start" style:justify-single-word="false"/>
      <style:text-properties officeooo:rsid="0034692a" officeooo:paragraph-rsid="0034692a" fo:background-color="transparent"/>
    </style:style>
    <style:style style:name="P17" style:family="paragraph" style:parent-style-name="Standard">
      <style:paragraph-properties fo:text-align="start" style:justify-single-word="false"/>
      <style:text-properties officeooo:rsid="0010d1f0" officeooo:paragraph-rsid="000cd561" fo:background-color="#ff6600"/>
    </style:style>
    <style:style style:name="P18" style:family="paragraph" style:parent-style-name="Standard">
      <style:paragraph-properties fo:text-align="start" style:justify-single-word="false"/>
      <style:text-properties officeooo:rsid="0010d1f0" officeooo:paragraph-rsid="000cdf9b" fo:background-color="#ff6600"/>
    </style:style>
    <style:style style:name="P19" style:family="paragraph" style:parent-style-name="Standard">
      <style:paragraph-properties fo:text-align="start" style:justify-single-word="false"/>
      <style:text-properties officeooo:rsid="0014c4e8" officeooo:paragraph-rsid="0014c4e8"/>
    </style:style>
    <style:style style:name="P20" style:family="paragraph" style:parent-style-name="Standard">
      <style:paragraph-properties fo:text-align="start" style:justify-single-word="false"/>
      <style:text-properties officeooo:paragraph-rsid="002254b0"/>
    </style:style>
    <style:style style:name="P21" style:family="paragraph" style:parent-style-name="Standard">
      <style:paragraph-properties fo:text-align="start" style:justify-single-word="false"/>
      <style:text-properties officeooo:rsid="00396d4d" officeooo:paragraph-rsid="00396d4d" fo:background-color="#ffff99"/>
    </style:style>
    <style:style style:name="P22" style:family="paragraph" style:parent-style-name="Standard">
      <style:paragraph-properties fo:text-align="start" style:justify-single-word="false"/>
      <style:text-properties officeooo:rsid="003fe32c" officeooo:paragraph-rsid="003fe32c" fo:background-color="#ffff99"/>
    </style:style>
    <style:style style:name="P23" style:family="paragraph" style:parent-style-name="Standard">
      <style:paragraph-properties fo:text-align="start" style:justify-single-word="false"/>
      <style:text-properties officeooo:rsid="003a8203" officeooo:paragraph-rsid="003a8203" fo:background-color="#ffff99"/>
    </style:style>
    <style:style style:name="P24" style:family="paragraph" style:parent-style-name="Standard">
      <style:paragraph-properties fo:text-align="start" style:justify-single-word="false"/>
      <style:text-properties officeooo:rsid="00421de7" officeooo:paragraph-rsid="00421de7" fo:background-color="#ffff99"/>
    </style:style>
    <style:style style:name="P25" style:family="paragraph" style:parent-style-name="Standard">
      <style:paragraph-properties fo:text-align="start" style:justify-single-word="false"/>
      <style:text-properties officeooo:rsid="0044bd52" officeooo:paragraph-rsid="0044bd52" fo:background-color="#ffff99"/>
    </style:style>
    <style:style style:name="P26" style:family="paragraph" style:parent-style-name="Standard">
      <style:paragraph-properties fo:text-align="center" style:justify-single-word="false"/>
      <style:text-properties officeooo:rsid="0044bd52" officeooo:paragraph-rsid="0044bd52" fo:background-color="transparent"/>
    </style:style>
    <style:style style:name="P27" style:family="paragraph" style:parent-style-name="Standard">
      <style:paragraph-properties fo:text-align="start" style:justify-single-word="false"/>
      <style:text-properties officeooo:rsid="00461916" officeooo:paragraph-rsid="00461916" fo:background-color="transparent"/>
    </style:style>
    <style:style style:name="P28" style:family="paragraph" style:parent-style-name="Standard">
      <style:paragraph-properties fo:text-align="start" style:justify-single-word="false"/>
      <style:text-properties officeooo:rsid="00461916" officeooo:paragraph-rsid="00479f3d" fo:background-color="transparent"/>
    </style:style>
    <style:style style:name="P29" style:family="paragraph" style:parent-style-name="Standard">
      <style:paragraph-properties fo:text-align="start" style:justify-single-word="false"/>
      <style:text-properties officeooo:rsid="00461916" officeooo:paragraph-rsid="00508fbe" fo:background-color="transparent"/>
    </style:style>
    <style:style style:name="P30" style:family="paragraph" style:parent-style-name="Standard">
      <style:paragraph-properties fo:text-align="start" style:justify-single-word="false"/>
      <style:text-properties officeooo:rsid="004c75b0" officeooo:paragraph-rsid="004c75b0" fo:background-color="transparent"/>
    </style:style>
    <style:style style:name="P31" style:family="paragraph" style:parent-style-name="Standard">
      <style:paragraph-properties fo:text-align="start" style:justify-single-word="false"/>
      <style:text-properties officeooo:rsid="004c75b0" officeooo:paragraph-rsid="00508fbe" fo:background-color="transparent"/>
    </style:style>
    <style:style style:name="P32" style:family="paragraph" style:parent-style-name="Standard">
      <style:paragraph-properties fo:text-align="start" style:justify-single-word="false"/>
      <style:text-properties officeooo:rsid="004dc181" officeooo:paragraph-rsid="004dc181" fo:background-color="transparent"/>
    </style:style>
    <style:style style:name="P33" style:family="paragraph" style:parent-style-name="Standard">
      <style:paragraph-properties fo:text-align="start" style:justify-single-word="false"/>
      <style:text-properties officeooo:rsid="00508fbe" officeooo:paragraph-rsid="00508fbe" fo:background-color="transparent"/>
    </style:style>
    <style:style style:name="P34" style:family="paragraph" style:parent-style-name="Standard">
      <style:paragraph-properties fo:text-align="start" style:justify-single-word="false"/>
      <style:text-properties officeooo:rsid="00508fbe" officeooo:paragraph-rsid="0054b8a9" fo:background-color="transparent"/>
    </style:style>
    <style:style style:name="P35" style:family="paragraph" style:parent-style-name="Standard">
      <style:paragraph-properties fo:text-align="center" style:justify-single-word="false"/>
      <style:text-properties officeooo:rsid="00508fbe" officeooo:paragraph-rsid="00508fbe" fo:background-color="transparent"/>
    </style:style>
    <style:style style:name="P36" style:family="paragraph" style:parent-style-name="Standard">
      <style:paragraph-properties fo:text-align="center" style:justify-single-word="false"/>
      <style:text-properties officeooo:rsid="0050add1" officeooo:paragraph-rsid="0050add1" fo:background-color="transparent"/>
    </style:style>
    <style:style style:name="P37" style:family="paragraph" style:parent-style-name="Standard">
      <style:paragraph-properties fo:text-align="start" style:justify-single-word="false"/>
      <style:text-properties officeooo:rsid="0050add1" officeooo:paragraph-rsid="0050add1" fo:background-color="transparent"/>
    </style:style>
    <style:style style:name="P38" style:family="paragraph" style:parent-style-name="Standard">
      <style:paragraph-properties fo:text-align="start" style:justify-single-word="false"/>
      <style:text-properties officeooo:rsid="0052cde8" officeooo:paragraph-rsid="0052cde8" fo:background-color="transparent"/>
    </style:style>
    <style:style style:name="P39" style:family="paragraph" style:parent-style-name="Standard">
      <style:paragraph-properties fo:text-align="start" style:justify-single-word="false"/>
      <style:text-properties officeooo:rsid="0054b8a9" officeooo:paragraph-rsid="0054b8a9" fo:background-color="transparent"/>
    </style:style>
    <style:style style:name="P40" style:family="paragraph" style:parent-style-name="Standard">
      <style:paragraph-properties fo:text-align="start" style:justify-single-word="false"/>
      <style:text-properties officeooo:rsid="0054b8a9" officeooo:paragraph-rsid="005998c3" fo:background-color="transparent"/>
    </style:style>
    <style:style style:name="P41" style:family="paragraph" style:parent-style-name="Standard">
      <style:paragraph-properties fo:text-align="start" style:justify-single-word="false"/>
      <style:text-properties officeooo:rsid="0054b8a9" officeooo:paragraph-rsid="005a2765" fo:background-color="transparent"/>
    </style:style>
    <style:style style:name="P42" style:family="paragraph" style:parent-style-name="Standard">
      <style:paragraph-properties fo:text-align="center" style:justify-single-word="false"/>
      <style:text-properties officeooo:rsid="0054b8a9" officeooo:paragraph-rsid="0054b8a9" fo:background-color="transparent"/>
    </style:style>
    <style:style style:name="P43" style:family="paragraph" style:parent-style-name="Standard">
      <style:paragraph-properties fo:text-align="start" style:justify-single-word="false"/>
      <style:text-properties officeooo:rsid="005998c3" officeooo:paragraph-rsid="005998c3"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2f6d74" fo:background-color="#ffffff" loext:char-shading-value="0"/>
    </style:style>
    <style:style style:name="T13" style:family="text">
      <style:text-properties officeooo:rsid="00312951" fo:background-color="#ffffff" loext:char-shading-value="0"/>
    </style:style>
    <style:style style:name="T14" style:family="text">
      <style:text-properties officeooo:rsid="0031e19b" fo:background-color="#ffffff" loext:char-shading-value="0"/>
    </style:style>
    <style:style style:name="T15" style:family="text">
      <style:text-properties officeooo:rsid="002aade4" fo:background-color="#ffffff" loext:char-shading-value="0"/>
    </style:style>
    <style:style style:name="T16" style:family="text">
      <style:text-properties officeooo:rsid="003422a9" fo:background-color="#ffffff" loext:char-shading-value="0"/>
    </style:style>
    <style:style style:name="T17" style:family="text">
      <style:text-properties officeooo:rsid="0010d1f0"/>
    </style:style>
    <style:style style:name="T18" style:family="text">
      <style:text-properties officeooo:rsid="0011c2a5"/>
    </style:style>
    <style:style style:name="T19" style:family="text">
      <style:text-properties officeooo:rsid="0013f03c"/>
    </style:style>
    <style:style style:name="T20" style:family="text">
      <style:text-properties officeooo:rsid="000cdf9b"/>
    </style:style>
    <style:style style:name="T21" style:family="text">
      <style:text-properties officeooo:rsid="0016a66d"/>
    </style:style>
    <style:style style:name="T22" style:family="text">
      <style:text-properties officeooo:rsid="00199588"/>
    </style:style>
    <style:style style:name="T23" style:family="text">
      <style:text-properties officeooo:rsid="001c4d04"/>
    </style:style>
    <style:style style:name="T24" style:family="text">
      <style:text-properties officeooo:rsid="001cde06"/>
    </style:style>
    <style:style style:name="T25" style:family="text">
      <style:text-properties officeooo:rsid="002148ea"/>
    </style:style>
    <style:style style:name="T26" style:family="text">
      <style:text-properties officeooo:rsid="00238a0e"/>
    </style:style>
    <style:style style:name="T27" style:family="text">
      <style:text-properties fo:background-color="#00ffff" loext:char-shading-value="0"/>
    </style:style>
    <style:style style:name="T28" style:family="text">
      <style:text-properties officeooo:rsid="0016a66d" fo:background-color="#00ffff" loext:char-shading-value="0"/>
    </style:style>
    <style:style style:name="T29" style:family="text">
      <style:text-properties officeooo:rsid="00325585" fo:background-color="#00ffff" loext:char-shading-value="0"/>
    </style:style>
    <style:style style:name="T30" style:family="text">
      <style:text-properties fo:background-color="#66cc00" loext:char-shading-value="0"/>
    </style:style>
    <style:style style:name="T31" style:family="text">
      <style:text-properties officeooo:rsid="001624be" fo:background-color="#66cc00" loext:char-shading-value="0"/>
    </style:style>
    <style:style style:name="T32" style:family="text">
      <style:text-properties officeooo:rsid="002148ea" fo:background-color="#66cc00" loext:char-shading-value="0"/>
    </style:style>
    <style:style style:name="T33" style:family="text">
      <style:text-properties officeooo:rsid="0016a66d" fo:background-color="#66cc00" loext:char-shading-value="0"/>
    </style:style>
    <style:style style:name="T34" style:family="text">
      <style:text-properties officeooo:rsid="00238a0e" fo:background-color="#66cc00" loext:char-shading-value="0"/>
    </style:style>
    <style:style style:name="T35" style:family="text">
      <style:text-properties officeooo:rsid="002b7e94"/>
    </style:style>
    <style:style style:name="T36" style:family="text">
      <style:text-properties fo:font-weight="bold" officeooo:rsid="002aade4" fo:background-color="#ffffff" loext:char-shading-value="0" style:font-weight-asian="bold" style:font-weight-complex="bold"/>
    </style:style>
    <style:style style:name="T37" style:family="text">
      <style:text-properties officeooo:rsid="002db01e"/>
    </style:style>
    <style:style style:name="T38" style:family="text">
      <style:text-properties officeooo:rsid="00312951"/>
    </style:style>
    <style:style style:name="T39" style:family="text">
      <style:text-properties officeooo:rsid="002750e9" fo:background-color="#ffff99" loext:char-shading-value="0"/>
    </style:style>
    <style:style style:name="T40" style:family="text">
      <style:text-properties officeooo:rsid="003422a9"/>
    </style:style>
    <style:style style:name="T41" style:family="text">
      <style:text-properties officeooo:rsid="002750e9"/>
    </style:style>
    <style:style style:name="T42" style:family="text">
      <style:text-properties officeooo:rsid="0038433c"/>
    </style:style>
    <style:style style:name="T43" style:family="text">
      <style:text-properties officeooo:rsid="003c6900"/>
    </style:style>
    <style:style style:name="T44" style:family="text">
      <style:text-properties officeooo:rsid="003e4092"/>
    </style:style>
    <style:style style:name="T45" style:family="text">
      <style:text-properties officeooo:rsid="003fe32c"/>
    </style:style>
    <style:style style:name="T46" style:family="text">
      <style:text-properties officeooo:rsid="00479f3d"/>
    </style:style>
    <style:style style:name="T47" style:family="text">
      <style:text-properties officeooo:rsid="004dc181"/>
    </style:style>
    <style:style style:name="T48" style:family="text">
      <style:text-properties officeooo:rsid="00508fbe"/>
    </style:style>
    <style:style style:name="T49" style:family="text">
      <style:text-properties officeooo:rsid="0050add1"/>
    </style:style>
    <style:style style:name="T50" style:family="text">
      <style:text-properties officeooo:rsid="005115c0"/>
    </style:style>
    <style:style style:name="T51" style:family="text">
      <style:text-properties officeooo:rsid="0054b8a9"/>
    </style:style>
    <style:style style:name="T52" style:family="text">
      <style:text-properties officeooo:rsid="00566f43"/>
    </style:style>
    <style:style style:name="T53" style:family="text">
      <style:text-properties officeooo:rsid="005717e0"/>
    </style:style>
    <style:style style:name="T54" style:family="text">
      <style:text-properties officeooo:rsid="00581a15"/>
    </style:style>
    <style:style style:name="T55" style:family="text">
      <style:text-properties officeooo:rsid="005998c3"/>
    </style:style>
    <style:style style:name="T56" style:family="text">
      <style:text-properties officeooo:rsid="005b11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9">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7">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9">on fait</text:span> une copie locale du poisson sur le client . <text:span text:style-name="T19">Il</text:span> re<text:span text:style-name="T19">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0">Ça limite la quantité d’info envoyé à chaque fois.</text:span></text:p>
      <text:p text:style-name="P17"/>
      <text:p text:style-name="P3"><text:tab/>- Lorsque le joueur pose sa <text:span text:style-name="T6">ligne, </text:span><text:span text:style-name="T10">le client</text:span><text:span text:style-name="T6"> envoie la position au serveur, qui l’indique alors dans sa grille→</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text:span text:style-name="T37">et gère lui même le fruit de sa pêche</text:span>, un point et la valeur du poisson en poireaus <text:span text:style-name="T37">ou un pneu, ou un requin</text:span>. <text:span text:style-name="T37">Il envoie la relève de sa ligne au serveur, qui</text:span> déclenche alors un événement dans la zone de 3x3, <text:span text:style-name="T37">et</text:span> fait <text:span text:style-name="T18">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 </text:span><text:span text:style-name="T12">Les tours sont </text:span><text:span text:style-name="T13">indépendant</text:span><text:span text:style-name="T12"> des serveurs et des différents tours → chacun gère ses tours.</text:span></text:p>
      <text:p text:style-name="P18"/>
      <text:p text:style-name="P18"/>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8">L</text:span><text:span text:style-name="T7">e client sait que c’est un pneu qu’il pêche . </text:span><text:span text:style-name="T13">Ê</text:span><text:span text:style-name="T7">tre bloqué, c’est le joueur qui le gère. </text:span><text:span text:style-name="T13">Il met ensuite au courant </text:span><text:span text:style-name="T5">le serveur pour qu’il enlève le pneu.</text:span><text:span text:style-name="T7"> </text:span><text:span text:style-name="T13">Plus tard on pourra donner l’info</text:span><text:span text:style-name="T7"> « J1 est bloqué parce qu’il a pêché un pneu ! ») → <text:s/>Le joueur gère l</text:span><text:span text:style-name="T14">e bloquage, </text:span><text:span text:style-name="T7">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5">Est ce que le client sait direct qu’il pêche un requin → <text:s/>Même comportement que la dynamite et le pne</text:span><text:span text:style-name="T7">u.</text:span></text:p>
      <text:p text:style-name="P3"><text:tab/>-<text:span text:style-name="T5">Fin du jeu : dès qu’un joueur a 15 points, le client associé envoie le message au serveur, la part</text:span><text:span text:style-name="T7">ie se termine, tous les objets sont détruits et les threads sont arrêtés</text:span></text:p>
      <text:p text:style-name="P3"><text:tab/>- <text:span text:style-name="T5">En cas de déconnexion, la partie prend fin</text:span></text:p>
      <text:p text:style-name="P3"><text:tab/>- <text:span text:style-name="T41">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text:span><text:soft-page-break/><text:span text:style-name="T41">ensemble deux joueurs et leur envoyer un numéro de port TCP et leur numéro de partie. Un thread associé à ce port crée la socket TCP et attend les deux joueurs. Dès qu’il les a tous les deux, il crée la partie et leur envoie les informations. </text:span><text:span text:style-name="T39">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7">CS </text:span>; </text:p>
      <text:p text:style-name="P8">Serveur vers Client : <text:span text:style-name="T30">SC </text:span>;</text:p>
      <text:p text:style-name="P7"><text:tab/>- Connexion Client au serveur (UDP)<text:span text:style-name="T27"> CS</text:span> : <text:span text:style-name="T21">Type message, adresse, pid</text:span></text:p>
      <text:p text:style-name="P7"><text:tab/>-Connexion Client au serveur (TCP)<text:span text:style-name="T27"> CS</text:span> : <text:span text:style-name="T21">Type message, adresse, pid</text:span></text:p>
      <text:p text:style-name="P7"><text:tab/>-Informations TCP <text:span text:style-name="T30">SC </text:span>: <text:span text:style-name="T21">Type message, adresse, idJoueur</text:span></text:p>
      <text:p text:style-name="P20"><text:span text:style-name="T2"><text:tab/>-Création poisson </text:span><text:span text:style-name="T31">SC </text:span><text:span text:style-name="T2">: </text:span><text:span text:style-name="T4">Type message, </text:span><text:span text:style-name="T3">objet, position, id poisson</text:span></text:p>
      <text:p text:style-name="P7"><text:tab/>-<text:span text:style-name="T25">Fin Poisson </text:span><text:span text:style-name="T32">SC </text:span><text:span text:style-name="T25">: Type message, position, id poisson</text:span></text:p>
      <text:p text:style-name="P7"><text:tab/>-Mouvement poisson <text:span text:style-name="T30">SC </text:span>: <text:span text:style-name="T21">Type message, position, idpoisson</text:span></text:p>
      <text:p text:style-name="P7"><text:tab/>-Pose de ligne <text:span text:style-name="T27">CS</text:span>: <text:span text:style-name="T21">Type message, </text:span>p<text:span text:style-name="T25">osition, idJoueur</text:span></text:p>
      <text:p text:style-name="P7"><text:tab/>-<text:span text:style-name="T43">Autorisation ou non de la pose de ligne : Type de message, code OK ou KO</text:span></text:p>
      <text:p text:style-name="P7"><text:tab/>-Relevé de ligne <text:span text:style-name="T27">CS </text:span>: <text:span text:style-name="T21">Type message, </text:span>p<text:span text:style-name="T25">osition, idJoueur</text:span></text:p>
      <text:p text:style-name="P7"><text:tab/>-Résultat de la pêche (pneu, poisson, requin, dynamite) <text:span text:style-name="T29">CS</text:span><text:span text:style-name="T27"> </text:span>: <text:span text:style-name="T21">Type message, objet</text:span></text:p>
      <text:p text:style-name="P7"><text:tab/>-Passage en mode furtif <text:span text:style-name="T27">CS</text:span>: <text:span text:style-name="T21">Type message, idJoueur</text:span></text:p>
      <text:p text:style-name="P6"><text:tab/>-Fin du mode furif <text:span text:style-name="T27">C</text:span><text:span text:style-name="T29">S</text:span><text:span text:style-name="T27"> </text:span>: <text:s/><text:span text:style-name="T21">Type message</text:span></text:p>
      <text:p text:style-name="P5"><text:tab/>-<text:span text:style-name="T21">Partie gagnée </text:span><text:span text:style-name="T28">CS </text:span><text:span text:style-name="T21">: Type message, idJoueur</text:span></text:p>
      <text:p text:style-name="P5"><text:tab/>-<text:span text:style-name="T21">Fin du jeu </text:span><text:span text:style-name="T33">SC </text:span><text:span text:style-name="T21">: Type message</text:span></text:p>
      <text:p text:style-name="P5"><text:tab/>-<text:span text:style-name="T26">Info du jeu </text:span><text:span text:style-name="T34">SC </text:span><text:span text:style-name="T26">: Type message, grille</text:span></text:p>
      <text:p text:style-name="P5"/>
      <text:p text:style-name="P9">Structures nécessaires : Elements du jeu</text:p>
      <text:p text:style-name="P9"><text:tab/>-case → objet <text:span text:style-name="T22">ou vide(→ bleu)</text:span></text:p>
      <text:p text:style-name="P9">Objets</text:p>
      <text:p text:style-name="P9"><text:tab/>-Poisson → thread <text:span text:style-name="T23">poisson</text:span>, type</text:p>
      <text:p text:style-name="P9"><text:tab/>-Dynamite → id du joueur</text:p>
      <text:p text:style-name="P9"><text:tab/>-Requin → id joueur, type aléatoire</text:p>
      <text:p text:style-name="P9"><text:tab/>-Pneu → id joueur</text:p>
      <text:p text:style-name="P9"><text:tab/>-Ligne → id joueur, <text:span text:style-name="T40">positio</text:span><text:span text:style-name="T16">n </text:span></text:p>
      <text:p text:style-name="P9"/>
      <text:p text:style-name="P10">Thread nécessaires :</text:p>
      <text:p text:style-name="P10"><text:tab/>Poisson</text:p>
      <text:p text:style-name="P10"><text:tab/><text:span text:style-name="T16">(</text:span><text:span text:style-name="T6">Requin </text:span><text:span text:style-name="T16">)-&gt;</text:span><text:span text:style-name="T6"> </text:span><text:span text:style-name="T15"><text:s/>un poisson qui </text:span><text:span text:style-name="T16">rapporte</text:span><text:span text:style-name="T15"> </text:span><text:span text:style-name="T36">-</text:span><text:span text:style-name="T15">1 point et </text:span><text:span text:style-name="T36">-</text:span><text:span text:style-name="T15">100 poireaus</text:span></text:p>
      <text:p text:style-name="P11"><text:span text:style-name="T6"><text:tab/>Partie (gérer f</text:span>in du jeu) <text:span text:style-name="T44">&lt;=&gt; Réception des messages TCP</text:span></text:p>
      <text:p text:style-name="P10"><text:tab/><text:span text:style-name="T24">Affichage (chez le client)</text:span></text:p>
      <text:p text:style-name="P13"><text:tab/></text:p>
      <text:p text:style-name="P10"/>
      <text:p text:style-name="P12">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2"/>
      <text:p text:style-name="P12">/*<text:span text:style-name="T35">On peut faire cet affichage pour debugger au debut</text:span>*/</text:p>
      <text:p text:style-name="P12"/>
      <text:p text:style-name="P14">Le serveur va : créer une partie, gérer les échanges d’informations, faire bouger les poissons, <text:span text:style-name="T40">gérer la fin de partie, </text:span>gérer la pose de lign<text:span text:style-name="T42">e (autorisation)</text:span></text:p>
      <text:p text:style-name="P15">Le client va : gérer la pose et remontée de ligne, gérer le blocage en cas de dynamite ou remontée de ligne, gérer ses points, gérer le fruit de sa pêche </text:p>
      <text:p text:style-name="P15"><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5"/>
      <text:p text:style-name="P16">Pour la connexion en TCP, on va utiliser un sémaphore (un tableau de 5 sémaphores, un pour chaque partie/socket TCP possible) pour éviter que le client ne se connecte au serveur TCP avant que celui ci ne soit créé.</text:p>
      <text:p text:style-name="P16"/>
      <text:p text:style-name="P21">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 <text:span text:style-name="T45">Quand le serveur reçoit la position de la ligne, s’il y a des poissons à côté, l’un d’eux est attrapé et est alors bloqué par le serveur.</text:span></text:p>
      <text:p text:style-name="P21"/>
      <text:p text:style-name="P22">?? FAUT-IL VRAIMENT QUE CE SOIT LE JOUEUR QUI GÈRE LA POSE ET RELÈVE DE LIGNE ??</text:p>
      <text:p text:style-name="P21"/>
      <text:p text:style-name="P23">Pour gérer le nombre maximum de poissons, on peut définir un nombre maximum de poissons commun à tous types d’étang, ou un pourcentage du nombre de cases (exemple : étang de hauteur 40 et de largeur 30 → 120 cases, avec un ratio de 20 %, on aurait 24 poissons maximum)</text:p>
      <text:p text:style-name="P23"/>
      <text:p text:style-name="P24">Comment gérer l’affichage chez le joueur ? Il doit recevoir au fur et à mesure les positions des poissons (→ vont pas tous bouger au même rythme), le thread affichage est activé à chaque réception de poissons (pthread_cond), il faudra donc le faire une fois par tour.</text:p>
      <text:p text:style-name="P25">Pour faire un affichage par tour, lorsque le serveur a fait se déplacer les poissons, il envoie les positions de tous les poissons, et attend ensuite. Les joueurs reçoivent les informations, remplissent l’étang avec et le thread affichage se lance. Lorsque tout a été affiché, les joueurs envoie un message au serveur, qui se débloque et attend 3 secondes (→ un tour). Cela va permettre de bien synchroniser toutes les informations entre le serveur et les joueurs. Ainsi, lorsqu’un joueur essaie de pêcher un poisson, on peut bloquer momentanément l’affichage pour gérer la pêche.</text:p>
      <text:p text:style-name="P25"/>
      <text:p text:style-name="P42">STRUCT<text:span text:style-name="T52">URES, DEFINE</text:span> et FONCTIONS</text:p>
      <text:p text:style-name="P35"/>
      <text:p text:style-name="P35">SERVEUR</text:p>
      <text:p text:style-name="P36">Les variables globales</text:p>
      <text:p text:style-name="P37"><text:tab/><text:span text:style-name="T51">int</text:span></text:p>
      <text:p text:style-name="P37"><text:tab/><text:span text:style-name="T51">grille_t</text:span></text:p>
      <text:p text:style-name="P37"><text:tab/><text:span text:style-name="T51">pthread_t</text:span></text:p>
      <text:p text:style-name="P37"><text:tab/><text:span text:style-name="T51">mutex</text:span></text:p>
      <text:p text:style-name="P37"><text:tab/><text:span text:style-name="T51">cond</text:span></text:p>
      <text:p text:style-name="P26"><text:span text:style-name="T49">Le main</text:span></text:p>
      <text:p text:style-name="P28">Le programme commence par le serveur : on lui fournit les dimensions de l’étang et un port d’écoute. Dans son programme principal, il va attendre des connexions en UDP, 10 maximum. Quand un <text:span text:style-name="T46">j</text:span>oueur se connecte en UDP, <text:span text:style-name="T46">le serveur va attendre un deuxième joueur qui se connecte et les associer à un port TCP, et va leur envoyer une adresse TCP. De leur côté, dans leur programme principal, les joueurs vont recevoir une adresse TCP et se connecter à ce serveur TCP. </text:span></text:p>
      <text:p text:style-name="P28"/>
      <text:p text:style-name="P35"><text:soft-page-break/>Les thread</text:p>
      <text:p text:style-name="P29"><text:tab/> <text:span text:style-name="T46">ThreadTCP</text:span></text:p>
      <text:p text:style-name="P28"><text:span text:style-name="T46">Le serveur va disposer d’un serveur TCP par partie (géré par un ThreadTCP), 5 maximum, et de deux socket de communication par partie. Ce thread va créer la socket TCP d’écoute va ensuite envoyer les informations du jeu (hauteur et largeur de l’étang, nombre maximum de poissons) aux deux joueurs, initialiser la partie et lancer un thread gerant (qui va gérer l’ordonnancement des actions de la partie) ainsi que deux jTCP (qui vont s’occuper de la communication avec chaque joueur). Le thread va ensuite créer des poissons pour débuter la partie (20 % du nombre des poissons maximal) et attendre la fin des deux thread jTCP et du thread gerant de la partie.</text:span></text:p>
      <text:p text:style-name="P28"/>
      <text:p text:style-name="P30"/>
      <text:p text:style-name="P31"><text:tab/> jTCP</text:p>
      <text:p text:style-name="P30">Chaque jTCP va recevoir la socket associée à son joueur et attendre ses messages du joueur. Il va gérer plusieurs cas :</text:p>
      <text:p text:style-name="P30"><text:tab/>-une pose de ligne : le joueur envoie les coordonnées de l’endroit où il souhaite poser sa ligne, le serveur va alors la placer dans l’étang de la partie (dans idLigne1 ou idLigne2) et envoyer au client que sa ligne a bien été posée.</text:p>
      <text:p text:style-name="P30"><text:tab/>-un relevé de ligne : le joueur envoie les coordonnées de sa ligne et indique qu’il veut la relever. Le serveur regarde alors si sa ligne a attrapé quelque chose, puis si le poisson est toujours entrain de mordre ou non. Il envoie alors le poisson s’il mort encore ou il indique qu’il n’a rien pêché. Le serveur regarde ensuite l’endroit où est posé la ligne. S’il y a un pneu, le joueur le reçoit.</text:p>
      <text:p text:style-name="P30"><text:tab/>-une victoire : le joueur de ce thread a gagné ! Le serveur envoie alors aux deux joueurs de la partie le code ENDGAME qui va mettre fin à la partie chez les joueurs et dans le serveur.</text:p>
      <text:p text:style-name="P30"><text:tab/>-un piège : le joueur veut poser un pièce à cet endroit (position communiquée dans le message). Si c’est un requin, le serveur vérifie que la case en question est vide et crée un nouveau poisson de type REQUIN <text:span text:style-name="T47">(ainsi qu’un thread avec la routine_poisson). Si la case n’est pas libre, on l’indique au joueur. Si c’est un pneu, le serveur vérifie que cette case est vide de tout objet et si oui, place l’objet et l’indique au joueur, et inversement si la case n’est pas vide.</text:span></text:p>
      <text:p text:style-name="P30"/>
      <text:p text:style-name="P32">Cette boucle et ce thread jTCP tournent jusqu’à ce qu’une partie ne se termine et que la variable boucle passe à 0.</text:p>
      <text:p text:style-name="P32"/>
      <text:p text:style-name="P32"><text:tab/><text:span text:style-name="T48">GestionAction</text:span></text:p>
      <text:p text:style-name="P33">Le gérant GestionAction permet d’ordonnancer chaque partie : il tourne tant que la partie est en cours (avec boucle[] ), et va déclencher le mouvement des poissons en contrôlant la variable actPoiss[] . Quand cette variable a la valeur BOUGE, elle va activer la variable de condition bouge[] avec pthread_cond_broadcast pour réveiller tous les poissons.</text:p>
      <text:p text:style-name="P33"/>
      <text:p text:style-name="P33"><text:tab/>Routine poisson</text:p>
      <text:p text:style-name="P37">Chaque poisson, lors de sa création, va se voir attribuer un thread routine_poisson. Celui ci se lance lorsque la variable actPoiss[] est égale à BOUGE, sinon il doit attendre un signal du gestionnaire. Dans cette routine, le poisson va d’abbord vérifié s’il n’a pas déjà effectué une action (il ne peut en faire qu’une par tour!). S’il n’en a pas encore fait, il regarde d’abord autour de lui s’il n’y a aps des lignes à mordre. S’il en trouve une, son état de poisson passe à mordu et un chronomètre se déclenche : dans cinq secondes, il ne sera plus mordu. </text:p>
      <text:p text:style-name="P37">S’il ne trouve pas de ligne autour de lui, il n’a pas effectué d’action et se déplace alors. Il choisit une direction au hasard, puis vérifie qu’il peut y aller (s’il ne peut pas, tant pis pour lui, il a raté son tour). Il se déplace ensuite avec swap_poisson, qui va échanger ses informations avec celles de la case sur laquelle il se déplace. Une fois déplacé, il va envoyer son déplacement aux deux joueur (qu’il retrouve grâce à son numéro de partie) <text:span text:style-name="T50">puis indiqué qu’il a effectué son action du tour.</text:span></text:p>
      <text:p text:style-name="P38">XXX redéclanchement</text:p>
      <text:p text:style-name="P35">Les fonctions</text:p>
      <text:p text:style-name="P34"><text:soft-page-break/><text:tab/><text:span text:style-name="T51">Simulation Init</text:span></text:p>
      <text:p text:style-name="P34"><text:tab/><text:span text:style-name="T51">Simulation Stopper</text:span></text:p>
      <text:p text:style-name="P34"><text:tab/>CreerPoiss</text:p>
      <text:p text:style-name="P33"><text:tab/>CreerRequin</text:p>
      <text:p text:style-name="P33"><text:tab/>ChronoPoisson</text:p>
      <text:p text:style-name="P39"><text:tab/>StopPartie</text:p>
      <text:p text:style-name="P39"><text:tab/>StopServeur</text:p>
      <text:p text:style-name="P27"/>
      <text:p text:style-name="P42">JOUEUR</text:p>
      <text:p text:style-name="P42">Les variables Globales</text:p>
      <text:p text:style-name="P39"><text:tab/><text:span text:style-name="T53">int</text:span></text:p>
      <text:p text:style-name="P39"><text:tab/><text:span text:style-name="T53">ligne_t, grille_t, joueur_t</text:span></text:p>
      <text:p text:style-name="P39"><text:tab/><text:span text:style-name="T53">poisson_t</text:span></text:p>
      <text:p text:style-name="P39"><text:tab/><text:span text:style-name="T53">pthread_t</text:span></text:p>
      <text:p text:style-name="P39"><text:tab/><text:span text:style-name="T53">mutex</text:span></text:p>
      <text:p text:style-name="P39"><text:tab/><text:span text:style-name="T53">cond</text:span></text:p>
      <text:p text:style-name="P39"><text:tab/><text:span text:style-name="T54">WINDOW</text:span></text:p>
      <text:p text:style-name="P39"><text:tab/></text:p>
      <text:p text:style-name="P42">Le main</text:p>
      <text:p text:style-name="P42"/>
      <text:p text:style-name="P42">Les threads</text:p>
      <text:p text:style-name="P40"><text:tab/><text:span text:style-name="T55">GestionAction</text:span></text:p>
      <text:p text:style-name="P43"><text:tab/>ClicAction</text:p>
      <text:p text:style-name="P43"><text:tab/><text:span text:style-name="T56">affichage</text:span></text:p>
      <text:p text:style-name="P42">Les fonctions</text:p>
      <text:p text:style-name="P39"><text:tab/><text:span text:style-name="T55">simulation stopper</text:span></text:p>
      <text:p text:style-name="P39"><text:tab/><text:span text:style-name="T55">stopJoueur</text:span></text:p>
      <text:p text:style-name="P41"><text:span text:style-name="T55"><text:tab/>simulation init</text:span></text:p>
      <text:p text:style-name="P39"><text:tab/></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5H47M4S</meta:editing-duration>
    <meta:editing-cycles>41</meta:editing-cycles>
    <meta:generator>LibreOffice/5.1.6.2$Linux_X86_64 LibreOffice_project/10m0$Build-2</meta:generator>
    <dc:date>2020-04-11T02:37:21.611019522</dc:date>
    <meta:document-statistic meta:table-count="0" meta:image-count="0" meta:object-count="0" meta:page-count="5" meta:paragraph-count="112" meta:word-count="2417" meta:character-count="13416" meta:non-whitespace-character-count="11021"/>
  </office:meta>
</office:document-meta>
</file>